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8" style:family="table-cell">
      <style:table-cell-properties fo:padding="0.097cm" fo:border-left="0.05pt solid #000000" fo:border-right="none" fo:border-top="none" fo:border-bottom="0.05pt solid #000000"/>
    </style:style>
    <style:style style:name="Tabela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GerenciaDeProjetos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58674" text:style-name="L1">
        <text:list-item>
          <text:p text:style-name="P18"><text:soft-page-break/>Checlkist de Verificação da Gerência de Projetos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10" office:value-type="string">
            <text:p text:style-name="P15">1</text:p>
          </table:table-cell>
          <table:table-cell table:style-name="Tabela2.B20" office:value-type="string">
            <text:p text:style-name="P14">O escopo do trabalho para o projeto foi definid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2</text:p>
          </table:table-cell>
          <table:table-cell table:style-name="Tabela2.B20" office:value-type="string">
            <text:p text:style-name="P14">As tarefas e os produtos de trabalho do projeto foram dimensionados utilizando métodos apropriad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3</text:p>
          </table:table-cell>
          <table:table-cell table:style-name="Tabela2.B20" office:value-type="string">
            <text:p text:style-name="P14">O modelo e as fases do ciclo de vida do projeto foram definid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4</text:p>
          </table:table-cell>
          <table:table-cell table:style-name="Tabela2.B20" office:value-type="string">
            <text:p text:style-name="P14">O esforço e o custo para a execução das tarefas e dos produtos de trabalho são estimados com base em dados históricos ou referências técnica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5</text:p>
          </table:table-cell>
          <table:table-cell table:style-name="Tabela2.B20" office:value-type="string">
            <text:p text:style-name="P14">O orçamento e o cronograma do projeto, incluindo a definição de marcos e pontos de controle, foram estabelecidos e mantid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6</text:p>
          </table:table-cell>
          <table:table-cell table:style-name="Tabela2.B20" office:value-type="string">
            <text:p text:style-name="P14">Os riscos do projeto foram identificados e o seu impacto, probabilidade de ocorrência e prioridade de tratamento foram determinados e documentad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7</text:p>
          </table:table-cell>
          <table:table-cell table:style-name="Tabela2.B20" office:value-type="string">
            <text:p text:style-name="P14">Os recursos humanos para o projeto foram planejados considerando o perfil e o conhecimento necessários para executá-l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8</text:p>
          </table:table-cell>
          <table:table-cell table:style-name="Tabela2.B20" office:value-type="string">
            <text:p text:style-name="P14">Os recursos e o ambiente de trabalho necessários para executar o projeto foram planejad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9</text:p>
          </table:table-cell>
          <table:table-cell table:style-name="Tabela2.B20" office:value-type="string">
            <text:p text:style-name="P14">Os dados relevantes do projeto foram identificados e planejados quanto à forma de coleta, armazenamento e distribuição? 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1" office:value-type="float" office:value="10">
            <text:p text:style-name="P15">10</text:p>
          </table:table-cell>
          <table:table-cell table:style-name="Tabela2.B20" office:value-type="string">
            <text:p text:style-name="P14">Um mecanismo foi estabelecido para acessá-los, incluindo, se pertinente, questões de privacidade e segurança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ext:soft-page-break/>
        <table:table-row>
          <table:table-cell table:style-name="Tabela2.A12" office:value-type="float" office:value="11">
            <text:p text:style-name="P15">11</text:p>
          </table:table-cell>
          <table:table-cell table:style-name="Tabela2.B20" office:value-type="string">
            <text:p text:style-name="P14">Um plano geral para a execução <text:s/>do projeto é estabelecido com a integração de planos específic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3" office:value-type="float" office:value="12">
            <text:p text:style-name="P15">12</text:p>
          </table:table-cell>
          <table:table-cell table:style-name="Tabela2.B20" office:value-type="string">
            <text:p text:style-name="P14">A viabilidade de atingir as metas do projeto foi explicitamente avaliada considerando restrições e recursos disponíveis? Quando necessário, ajustes foram realizado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4" office:value-type="float" office:value="13">
            <text:p text:style-name="P15">13</text:p>
          </table:table-cell>
          <table:table-cell table:style-name="Tabela2.B20" office:value-type="string">
            <text:p text:style-name="P14">O Plano do Projeto foi revisado com todos os interessados e o compromisso com ele foi obtido e mantid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5" office:value-type="float" office:value="14">
            <text:p text:style-name="P15">14</text:p>
          </table:table-cell>
          <table:table-cell table:style-name="Tabela2.B20" office:value-type="string">
            <text:p text:style-name="P14">O escopo, as tarefas, as estimativas, o orçamento e o cronograma do projeto foram monitorados em relação ao planejad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6" office:value-type="float" office:value="15">
            <text:p text:style-name="P15">15</text:p>
          </table:table-cell>
          <table:table-cell table:style-name="Tabela2.B20" office:value-type="string">
            <text:p text:style-name="P14">Os recursos materiais e humanos bem como os dados relevantes do projeto foram monitorados em relação ao planejad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7" office:value-type="float" office:value="16">
            <text:p text:style-name="P15">16</text:p>
          </table:table-cell>
          <table:table-cell table:style-name="Tabela2.B20" office:value-type="string">
            <text:p text:style-name="P14">Os riscos foram monitorados em relação ao planejad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8" office:value-type="float" office:value="17">
            <text:p text:style-name="P15">17</text:p>
          </table:table-cell>
          <table:table-cell table:style-name="Tabela2.B20" office:value-type="string">
            <text:p text:style-name="P14">O envolvimento das partes interessadas no projeto foi planejado, monitorado e mantid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19" office:value-type="float" office:value="18">
            <text:p text:style-name="P15">18</text:p>
          </table:table-cell>
          <table:table-cell table:style-name="Tabela2.B20" office:value-type="string">
            <text:p text:style-name="P14">Revisões foram realizadas em marcos do projeto e conforme estabelecido no planejamento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20" office:value-type="float" office:value="19">
            <text:p text:style-name="P15">19</text:p>
          </table:table-cell>
          <table:table-cell table:style-name="Tabela2.B20" office:value-type="string">
            <text:p text:style-name="P14">Registros de problemas identificados e o resultado da análise de questões pertinentes, incluindo dependências críticas, foram estabelecidos e tratados com as partes interessadas?</text:p>
          </table:table-cell>
          <table:table-cell table:style-name="Tabela2.C20" office:value-type="string">
            <text:p text:style-name="P17"/>
          </table:table-cell>
          <table:table-cell table:style-name="Tabela2.D20" office:value-type="string">
            <text:p text:style-name="P16"/>
          </table:table-cell>
        </table:table-row>
        <table:table-row>
          <table:table-cell table:style-name="Tabela2.A21" office:value-type="float" office:value="20">
            <text:p text:style-name="P15">20</text:p>
          </table:table-cell>
          <table:table-cell table:style-name="Tabela2.B21" office:value-type="string">
            <text:p text:style-name="P14">Ações para corrigir desvios em relação ao planejado e para prevenir a repetição dos problemas identificados foram estabelecidas, implementadas e acompanhadas até a sua conclusão?</text:p>
          </table:table-cell>
          <table:table-cell table:style-name="Tabela2.C21" office:value-type="string">
            <text:p text:style-name="P17"/>
          </table:table-cell>
          <table:table-cell table:style-name="Tabela2.D2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GerenciaDeProje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2:53.81</dc:date>
    <meta:editing-cycles>6</meta:editing-cycles>
    <meta:editing-duration>PT1H9M38S</meta:editing-duration>
    <meta:document-statistic meta:table-count="3" meta:image-count="3" meta:object-count="0" meta:page-count="3" meta:paragraph-count="58" meta:word-count="422" meta:character-count="2819" meta:non-whitespace-character-count="2451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